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96mm"/>
    </style:style>
    <style:style style:name="co3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>
      <style:table-cell-properties fo:background-color="#3399ff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 office:value-type="date" office:date-value="2016-07-28" calcext:value-type="date" table:number-columns-spanned="4" table:number-rows-spanned="1">
            <text:p>28/07/16</text:p>
          </table:table-cell>
          <table:covered-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odu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4">
            <text:p>Monica</text:p>
          </table:table-cell>
          <table:table-cell office:value-type="string" calcext:value-type="string">
            <text:p>Admin Setting Page</text:p>
          </table:table-cell>
          <table:table-cell office:value-type="string" calcext:value-type="string">
            <text:p>Work In progress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Based On Admin Changes On employee reg form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KRA For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yout Accounding to theme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KPI For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yout Accounding to them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Shubhangi</text:p>
          </table:table-cell>
          <table:table-cell office:value-type="string" calcext:value-type="string">
            <text:p>Dashboard Page Layout</text:p>
          </table:table-cell>
          <table:table-cell office:value-type="string" calcext:value-type="string">
            <text:p>Work In progress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dmin Theme color Layout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Year End Review A Layout and valida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9:01:24.529130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09:54:55.975754456</meta:creation-date>
    <dc:date>2016-07-28T19:03:06.546949251</dc:date>
    <meta:editing-duration>PT15M8S</meta:editing-duration>
    <meta:editing-cycles>20</meta:editing-cycles>
    <meta:generator>LibreOffice/5.0.2.2$Linux_X86_64 LibreOffice_project/00m0$Build-2</meta:generator>
    <meta:document-statistic meta:table-count="1" meta:cell-count="20" meta:object-count="0"/>
  </office:meta>
</office:document-meta>
</file>